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333333" draw:marker-start-width="0.352cm" draw:marker-end-width="0.352cm" draw:fill="solid" draw:fill-color="#ccffff" draw:opacity="50%" draw:textarea-horizontal-align="left" draw:textarea-vertical-align="top" draw:auto-grow-height="false" fo:padding-top="0.175cm" fo:padding-bottom="0.175cm" fo:padding-left="0.3cm" fo:padding-right="0.3cm" draw:shadow-opacity="50%"/>
    </style:style>
    <style:style style:name="gr2" style:family="graphic" style:parent-style-name="standard">
      <style:graphic-properties svg:stroke-width="0.102cm" svg:stroke-color="#333333" draw:marker-start-width="0.352cm" draw:marker-end-width="0.352cm" draw:fill="solid" draw:fill-color="#ffffcc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76cm" svg:stroke-color="#333333" draw:marker-start="Arrowheads_20_2" draw:marker-start-width="0.414cm" draw:marker-end="Arrowheads_20_2" draw:marker-end-width="0.414cm" draw:fill="solid" draw:fill-color="#ffffcc" draw:textarea-vertical-align="middle" fo:padding-top="0.163cm" fo:padding-bottom="0.163cm" fo:padding-left="0.288cm" fo:padding-right="0.288cm"/>
    </style:style>
    <style:style style:name="gr4" style:family="graphic" style:parent-style-name="standard">
      <style:graphic-properties draw:stroke="solid" draw:stroke-dash="Dashed_20__28_var_29_" svg:stroke-width="0.102cm" svg:stroke-color="#333333" draw:marker-start-width="0.352cm" draw:marker-end-width="0.352cm" draw:fill="solid" draw:fill-color="#579d1c" draw:opacity="50%" draw:textarea-horizontal-align="left" draw:textarea-vertical-align="top" draw:auto-grow-height="false" fo:padding-top="0.175cm" fo:padding-bottom="0.175cm" fo:padding-left="0.3cm" fo:padding-right="0.3cm" draw:shadow-opacity="50%"/>
    </style:style>
    <style:style style:name="gr5" style:family="graphic" style:parent-style-name="standard">
      <style:graphic-properties draw:stroke="dash" draw:stroke-dash="Line_20_Style_20_9" svg:stroke-width="0.102cm" svg:stroke-color="#333333" draw:marker-start-width="0.352cm" draw:marker-end-width="0.352cm" draw:fill="solid" draw:fill-color="#83caff" draw:opacity="50%" draw:textarea-horizontal-align="left" draw:textarea-vertical-align="top" draw:auto-grow-height="false" fo:padding-top="0.175cm" fo:padding-bottom="0.175cm" fo:padding-left="0.3cm" fo:padding-right="0.3cm" draw:shadow-opacity="50%"/>
    </style:style>
    <style:style style:name="gr6" style:family="graphic" style:parent-style-name="objectwithoutfill">
      <style:graphic-properties draw:stroke="dash" draw:stroke-dash="Fine_20_Dashed_20__28_var_29_" svg:stroke-width="0.076cm" svg:stroke-color="#333333" draw:marker-start="Arrowheads_20_2" draw:marker-start-width="0.414cm" draw:marker-end="Arrowheads_20_2" draw:marker-end-width="0.414cm" draw:fill="solid" draw:fill-color="#ffffcc" draw:textarea-vertical-align="middle" fo:padding-top="0.163cm" fo:padding-bottom="0.163cm" fo:padding-left="0.288cm" fo:padding-right="0.288cm"/>
    </style:style>
    <style:style style:name="gr7" style:family="graphic" style:parent-style-name="objectwithoutfill">
      <style:graphic-properties svg:stroke-width="0.076cm" svg:stroke-color="#333333" draw:marker-start="Arrowheads_20_2" draw:marker-start-width="0.414cm" draw:marker-end="Arrowheads_20_2" draw:marker-end-width="0.414cm" draw:fill="solid" draw:fill-color="#ffffcc" draw:textarea-vertical-align="middle" fo:padding-top="0.163cm" fo:padding-bottom="0.163cm" fo:padding-left="0.288cm" fo:padding-right="0.288cm"/>
    </style:style>
    <style:style style:name="gr8" style:family="graphic" style:parent-style-name="standard">
      <style:graphic-properties draw:fill="solid" draw:fill-color="#7e0021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5cm" svg:height="10.414cm" svg:x="2.232cm" svg:y="1.178cm">
          <text:p text:style-name="P1"><text:span text:style-name="T1">PhantomJS (WebK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3.048cm" svg:height="3.048cm" svg:x="10.654cm" svg:y="14.335cm">
          <text:p text:style-name="P2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2" draw:layer="layout" draw:type="curve" svg:x1="4.724cm" svg:y1="5.015cm" svg:x2="4.699cm" svg:y2="7.303cm" svg:d="m4724 5015c0 1716-25 572-25 2288">
          <text:p/>
        </draw:connector>
        <draw:custom-shape draw:style-name="gr4" draw:text-style-name="P3" draw:layer="layout" svg:width="10.479cm" svg:height="7.37cm" svg:x="2.586cm" svg:y="2.899cm">
          <text:p text:style-name="P2"><text:span text:style-name="T2">JS Sand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2.192cm" svg:height="7.37cm" svg:x="15.286cm" svg:y="2.778cm">
          <text:p text:style-name="P2"><text:span text:style-name="T2">Test HTML Page (DY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5" draw:id="id5" draw:layer="layout" svg:width="2.677cm" svg:height="3.683cm" svg:x="24.523cm" svg:y="4.883cm">
          <text:p text:style-name="P4"><text:span text:style-name="T3">Web</text:span></text:p>
          <text:p text:style-name="P4"><text:span text:style-name="T3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1" draw:id="id1" draw:layer="layout" svg:width="6.264cm" svg:height="4.826cm" svg:x="2.72cm" svg:y="4.342cm">
          <text:p text:style-name="P5"><text:span text:style-name="T3">Startup</text:span></text:p>
          <text:p text:style-name="P5"><text:span text:style-name="T3">&amp;</text:span></text:p>
          <text:p text:style-name="P5"><text:span text:style-name="T3">Coordination</text:span></text:p>
          <text:p text:style-name="P5"><text:span text:style-name="T3">(DIY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6" draw:text-style-name="P1" draw:layer="layout" draw:type="curve" svg:x1="5.852cm" svg:y1="9.168cm" svg:x2="10.654cm" svg:y2="15.859cm" draw:start-shape="id1" draw:start-glue-point="6" draw:end-shape="id2" draw:end-glue-point="6" svg:d="m5852 9168c0 4461 1600 6691 4802 6691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<text:s text:c="2"/></text:span><text:span text:style-name="T1">Set up??</text:span></text:p>
        </draw:connector>
        <draw:connector draw:style-name="gr7" draw:text-style-name="P1" draw:layer="layout" draw:type="curve" svg:x1="12.308cm" svg:y1="6.777cm" svg:x2="8.984cm" svg:y2="6.755cm" draw:start-shape="id3" draw:start-glue-point="6" draw:end-shape="id1" draw:end-glue-point="7" svg:d="m12308 6777c-2454 0-792-22-3324-22">
          <text:p text:style-name="P2"><text:span text:style-name="T3">Report</text:span></text:p>
          <text:p text:style-name="P2"><text:span text:style-name="T1"/></text:p>
        </draw:connector>
        <draw:custom-shape draw:style-name="gr8" draw:text-style-name="P2" xml:id="id3" draw:id="id3" draw:layer="layout" svg:width="1.27cm" svg:height="1.27cm" svg:x="12.308cm" svg:y="6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6.639cm" svg:y1="6.72cm" svg:x2="13.578cm" svg:y2="6.777cm" draw:start-shape="id4" draw:end-shape="id3" draw:end-glue-point="10" svg:d="m16639 6720c-2332 0-802 57-3061 57">
          <text:p text:style-name="P1"><text:span text:style-name="T4">Report</text:span></text:p>
          <text:p text:style-name="P1"><text:span text:style-name="T4">(DIY)</text:span></text:p>
          <text:p text:style-name="P1"><text:span text:style-name="T4"/></text:p>
          <text:p text:style-name="P1"><text:span text:style-name="T4"/></text:p>
        </draw:connector>
        <draw:custom-shape draw:style-name="gr2" draw:text-style-name="P5" xml:id="id4" draw:id="id4" draw:layer="layout" svg:width="5.08cm" svg:height="3.912cm" svg:x="16.639cm" svg:y="4.764cm">
          <text:p text:style-name="P5"><text:span text:style-name="T3">Functional</text:span></text:p>
          <text:p text:style-name="P5"><text:span text:style-name="T3">Test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7" draw:text-style-name="P1" draw:layer="layout" draw:type="curve" svg:x1="24.523cm" svg:y1="6.724cm" svg:x2="21.719cm" svg:y2="6.72cm" draw:start-shape="id5" draw:start-glue-point="3" draw:end-shape="id4" draw:end-glue-point="7" svg:d="m24523 6724c-2103 0-701-4-2804-4">
          <text:p text:style-name="P1"><text:span text:style-name="T4">Action</text:span></text:p>
          <text:p text:style-name="P1"/>
        </draw:connector>
        <draw:connector draw:style-name="gr6" draw:text-style-name="P1" draw:layer="layout" draw:type="curve" svg:x1="19.179cm" svg:y1="8.676cm" svg:x2="13.702cm" svg:y2="15.859cm" draw:start-shape="id4" draw:start-glue-point="6" draw:end-shape="id2" draw:end-glue-point="8" svg:d="m19179 8676c0 4789-1825 7183-5477 7183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<text:s text:c="2"/></text:span><text:span text:style-name="T1">Set up??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131 1580" svg:d="m1013 1491 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03T11:02:48</meta:creation-date>
    <dc:date>2013-05-06T19:51:15</dc:date>
    <meta:editing-duration>PT33M50S</meta:editing-duration>
    <meta:editing-cycles>8</meta:editing-cycles>
    <meta:generator>LibreOffice/3.5$MacOSX_x86 LibreOffice_project/165a79a-7059095-e13bb37-fef39a4-9503d18</meta:generator>
    <meta:document-statistic meta:object-count="14"/>
  </office:meta>
</office:document-meta>
</file>